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fo:language="fr" fo:country="FR" fo:font-weight="bold" officeooo:rsid="000496e3" officeooo:paragraph-rsid="00049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0496e3" officeooo:paragraph-rsid="000496e3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a3a8" officeooo:paragraph-rsid="0004a3a8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59bca" officeooo:paragraph-rsid="00059bca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790d4" officeooo:paragraph-rsid="000790d4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866a0" officeooo:paragraph-rsid="000866a0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24790" officeooo:paragraph-rsid="00124790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866a0" officeooo:paragraph-rsid="000866a0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5036" officeooo:paragraph-rsid="000b5036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c1b8d" officeooo:paragraph-rsid="000c1b8d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dd525" officeooo:paragraph-rsid="000dd525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fc1d9" officeooo:paragraph-rsid="000fc1d9" style:font-size-asian="10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4790" officeooo:paragraph-rsid="00124790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e75" officeooo:paragraph-rsid="00129e75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c40d" officeooo:paragraph-rsid="0015c40d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7a613" officeooo:paragraph-rsid="0017a613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96e3" officeooo:paragraph-rsid="000496e3" style:font-size-asian="10.5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a3a8" officeooo:paragraph-rsid="0004a3a8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52f40" officeooo:paragraph-rsid="0004a3a8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790d4" officeooo:paragraph-rsid="000790d4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866a0" officeooo:paragraph-rsid="000866a0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95e98" officeooo:paragraph-rsid="00095e98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5036" officeooo:paragraph-rsid="000b5036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7069" officeooo:paragraph-rsid="000b7069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c1b8d" officeooo:paragraph-rsid="000c1b8d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dd525" officeooo:paragraph-rsid="000dd525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ef3b2" officeooo:paragraph-rsid="000ef3b2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fc1d9" officeooo:paragraph-rsid="000fc1d9" style:font-size-asian="10.5p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0dcd9" officeooo:paragraph-rsid="000fc1d9" style:font-size-asian="10.5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48d" officeooo:paragraph-rsid="0012948d" style:font-size-asian="10.5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e75" officeooo:paragraph-rsid="00129e75" style:font-size-asian="10.5p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493c7" officeooo:paragraph-rsid="001493c7" style:font-size-asian="10.5p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7bbe" officeooo:paragraph-rsid="00157bbe" style:font-size-asian="10.5p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c40d" officeooo:paragraph-rsid="0015c40d" style:font-size-asian="10.5p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e2a2" officeooo:paragraph-rsid="0015c40d" style:font-size-asian="10.5p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7a613" officeooo:paragraph-rsid="0017a613" style:font-size-asian="10.5p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96156" officeooo:paragraph-rsid="00196156" style:font-size-asian="10.5p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d34d9" officeooo:paragraph-rsid="001d34d9" style:font-size-asian="10.5p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d868" officeooo:paragraph-rsid="0020d868" style:font-size-asian="10.5p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260a4" officeooo:paragraph-rsid="002260a4" style:font-size-asian="10.5p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37597" officeooo:paragraph-rsid="00237597" style:font-size-asian="10.5p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1e60" officeooo:paragraph-rsid="00271e60" style:font-size-asian="10.5p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971f" officeooo:paragraph-rsid="0027971f" style:font-size-asian="10.5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90ba5" officeooo:paragraph-rsid="00290ba5" style:font-size-asian="10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bc9a0" officeooo:paragraph-rsid="002bc9a0" style:font-size-asian="10.5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c51e0" officeooo:paragraph-rsid="002c51e0" style:font-size-asian="10.5p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dcaa8" officeooo:paragraph-rsid="002dcaa8" style:font-size-asian="10.5p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ebf0f" officeooo:paragraph-rsid="002ebf0f" style:font-size-asian="10.5p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0e3ba" officeooo:paragraph-rsid="0030e3ba" style:font-size-asian="10.5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5c40d" officeooo:paragraph-rsid="0015c40d" style:font-size-asian="10.5pt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7a613" officeooo:paragraph-rsid="0017a613" style:font-size-asian="10.5pt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96156" officeooo:paragraph-rsid="00196156" style:font-size-asian="10.5pt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71e60" officeooo:paragraph-rsid="00271e60" style:font-size-asian="10.5pt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90ba5" officeooo:paragraph-rsid="00290ba5" style:font-size-asian="10.5pt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" fo:language="fr" fo:country="FR" fo:font-style="italic" style:text-underline-style="none" fo:font-weight="normal" officeooo:rsid="001d34d9" officeooo:paragraph-rsid="001d34d9" style:font-size-asian="10.5pt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DejaVu Sans" fo:font-size="13pt" fo:language="fr" fo:country="FR" style:text-underline-style="solid" style:text-underline-width="auto" style:text-underline-color="font-color" fo:font-weight="bold" officeooo:rsid="000496e3" officeooo:paragraph-rsid="000496e3" style:font-size-asian="13pt" style:font-weight-asian="bold" style:font-size-complex="13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dcaa8" officeooo:paragraph-rsid="002dcaa8" style:font-size-asian="10.5pt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63f1" officeooo:paragraph-rsid="003263f1" style:font-size-asian="10.5p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d886" officeooo:paragraph-rsid="0032d886" style:font-size-asian="10.5pt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579e" officeooo:paragraph-rsid="0033579e" style:font-size-asian="10.5pt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e2d9" officeooo:paragraph-rsid="0033e2d9" style:font-size-asian="10.5pt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69fea" officeooo:paragraph-rsid="00369fea" style:font-size-asian="10.5pt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8ece6" officeooo:paragraph-rsid="0038ece6" style:font-size-asian="10.5pt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96086" officeooo:paragraph-rsid="00396086" style:font-size-asian="10.5pt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c3510" officeooo:paragraph-rsid="003c3510" style:font-size-asian="10.5pt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d5d87" officeooo:paragraph-rsid="003d5d87" style:font-size-asian="10.5pt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fbb4b" officeooo:paragraph-rsid="003fbb4b" style:font-size-asian="10.5pt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014c" officeooo:paragraph-rsid="0040014c" style:font-size-asian="10.5pt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4b6c" officeooo:paragraph-rsid="00404b6c" style:font-size-asian="10.5p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1822a" officeooo:paragraph-rsid="0041822a" style:font-size-asian="10.5p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3013a" officeooo:paragraph-rsid="0043013a" style:font-size-asian="10.5p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4e453" officeooo:paragraph-rsid="0044e453" style:font-size-asian="10.5p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5f622" officeooo:paragraph-rsid="0045f622" style:font-size-asian="10.5p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7ac2d" officeooo:paragraph-rsid="0047ac2d" style:font-size-asian="10.5pt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977b0" officeooo:paragraph-rsid="004977b0" style:font-size-asian="10.5pt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a3aa5" officeooo:paragraph-rsid="004a3aa5" style:font-size-asian="10.5p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09fe" officeooo:paragraph-rsid="004c09fe" style:font-size-asian="10.5pt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243e" officeooo:paragraph-rsid="004c243e" style:font-size-asian="10.5pt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d18ae" officeooo:paragraph-rsid="004d18ae" style:font-size-asian="10.5pt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edcc3" officeooo:paragraph-rsid="004edcc3" style:font-size-asian="10.5pt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fcaff" officeooo:paragraph-rsid="004fcaff" style:font-size-asian="10.5pt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13bc2" officeooo:paragraph-rsid="00513bc2" style:font-size-asian="10.5pt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2767b" officeooo:paragraph-rsid="0052767b" style:font-size-asian="10.5pt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3decb" officeooo:paragraph-rsid="0053decb" style:font-size-asian="10.5pt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66e4" officeooo:paragraph-rsid="005566e4" style:font-size-asian="10.5pt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c2f7" officeooo:paragraph-rsid="0055c2f7" style:font-size-asian="10.5pt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6725b" officeooo:paragraph-rsid="0056725b" style:font-size-asian="10.5pt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7a77a" officeooo:paragraph-rsid="0057a77a" style:font-size-asian="10.5pt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93de4" officeooo:paragraph-rsid="00593de4" style:font-size-asian="10.5pt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b20b0" officeooo:paragraph-rsid="005b20b0" style:font-size-asian="10.5pt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c663b" officeooo:paragraph-rsid="005c663b" style:font-size-asian="10.5pt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d61e8" officeooo:paragraph-rsid="005d61e8" style:font-size-asian="10.5pt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07fea" officeooo:paragraph-rsid="00607fea" style:font-size-asian="10.5pt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1fd25" officeooo:paragraph-rsid="0061fd25" style:font-size-asian="10.5pt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2ec59" officeooo:paragraph-rsid="0062ec59" style:font-size-asian="10.5pt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442d3" officeooo:paragraph-rsid="006442d3" style:font-size-asian="10.5pt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4edcc3" officeooo:paragraph-rsid="004edcc3" style:font-size-asian="10.5pt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2f40" style:font-weight-asian="normal" style:font-weight-complex="normal"/>
    </style:style>
    <style:style style:name="T4" style:family="text">
      <style:text-properties style:text-underline-style="none" fo:font-weight="normal" officeooo:rsid="000790d4" style:font-weight-asian="normal" style:font-weight-complex="normal"/>
    </style:style>
    <style:style style:name="T5" style:family="text">
      <style:text-properties style:text-underline-style="none" fo:font-weight="normal" officeooo:rsid="000866a0" style:font-weight-asian="normal" style:font-weight-complex="normal"/>
    </style:style>
    <style:style style:name="T6" style:family="text">
      <style:text-properties style:text-underline-style="none" officeooo:rsid="00095e98"/>
    </style:style>
    <style:style style:name="T7" style:family="text">
      <style:text-properties style:text-underline-style="none" officeooo:rsid="000b70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ef3b2"/>
    </style:style>
    <style:style style:name="T10" style:family="text">
      <style:text-properties style:text-underline-style="none" officeooo:rsid="0010dcd9"/>
    </style:style>
    <style:style style:name="T11" style:family="text">
      <style:text-properties style:text-underline-style="none" officeooo:rsid="0013a691"/>
    </style:style>
    <style:style style:name="T12" style:family="text">
      <style:text-properties style:text-underline-style="none" officeooo:rsid="0015e2a2"/>
    </style:style>
    <style:style style:name="T13" style:family="text">
      <style:text-properties officeooo:rsid="0004a3a8"/>
    </style:style>
    <style:style style:name="T14" style:family="text">
      <style:text-properties officeooo:rsid="001e1043"/>
    </style:style>
    <style:style style:name="T15" style:family="text">
      <style:text-properties officeooo:rsid="001fe1da"/>
    </style:style>
    <style:style style:name="T16" style:family="text">
      <style:text-properties officeooo:rsid="00207acb"/>
    </style:style>
    <style:style style:name="T17" style:family="text">
      <style:text-properties officeooo:rsid="00264553"/>
    </style:style>
    <style:style style:name="T18" style:family="text">
      <style:text-properties officeooo:rsid="002c3bd5"/>
    </style:style>
    <style:style style:name="T19" style:family="text">
      <style:text-properties officeooo:rsid="002e3b95"/>
    </style:style>
    <style:style style:name="T20" style:family="text">
      <style:text-properties officeooo:rsid="0033e2d9"/>
    </style:style>
    <style:style style:name="T21" style:family="text">
      <style:text-properties fo:color="#21409a"/>
    </style:style>
    <style:style style:name="T22" style:family="text">
      <style:text-properties officeooo:rsid="0045f622"/>
    </style:style>
    <style:style style:name="T23" style:family="text">
      <style:text-properties officeooo:rsid="004c243e"/>
    </style:style>
    <style:style style:name="T24" style:family="text">
      <style:text-properties officeooo:rsid="004fcaff"/>
    </style:style>
    <style:style style:name="T25" style:family="text">
      <style:text-properties officeooo:rsid="00513bc2"/>
    </style:style>
    <style:style style:name="T26" style:family="text">
      <style:text-properties officeooo:rsid="0051e068"/>
    </style:style>
    <style:style style:name="T27" style:family="text">
      <style:text-properties officeooo:rsid="0055998c"/>
    </style:style>
    <style:style style:name="T28" style:family="text">
      <style:text-properties officeooo:rsid="005cac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s avancés de l’internet</text:p>
      <text:p text:style-name="P2"/>
      <text:p text:style-name="P57"><text:span text:style-name="T13">I - </text:span>Architecture</text:p>
      <text:p text:style-name="P17"/>
      <text:p text:style-name="P18"># 6</text:p>
      <text:p text:style-name="P18">Il faut être capable de pouvoir accéder à la machine B et c’est lié à l’infrastructure.</text:p>
      <text:p text:style-name="P18">Commutateur Ethernet</text:p>
      <text:p text:style-name="P18"><text:tab/>Tables de routages avec @MAC</text:p>
      <text:p text:style-name="P18"><text:tab/>Tout équipement doit connaître toute machine du réseau</text:p>
      <text:p text:style-name="P18">Pas possible de tout mettre dans le même réseau</text:p>
      <text:p text:style-name="P18"><text:tab/>→ Sur chacun des équipements il faudrait trop d’entrées, impossible</text:p>
      <text:p text:style-name="P3"><text:span text:style-name="T2"><text:tab/>→</text:span><text:span text:style-name="T3"> Voudrait dire qu’une personne a mis en place un seul et unique réseau et <text:tab/>accepter que tout le monde ait accès à tout</text:span></text:p>
      <text:p text:style-name="P19"/>
      <text:p text:style-name="P4"><text:span text:style-name="T2"># </text:span><text:span text:style-name="T4">9</text:span></text:p>
      <text:p text:style-name="P5"><text:span text:style-name="T2">Interconnecter plusieurs réseaux avec des routeurs si on a la main sur les équipements et même FAI </text:span><text:span text:style-name="T5">(sur-réseau)</text:span><text:span text:style-name="T2">.</text:span></text:p>
      <text:p text:style-name="P20">Mise en place pour communiquer entre FAI.</text:p>
      <text:p text:style-name="P20"/>
      <text:p text:style-name="P20"/>
      <text:p text:style-name="P6">1. Réseaux d’accès</text:p>
      <text:p text:style-name="P21"/>
      <text:p text:style-name="P8"><text:span text:style-name="T1"># 1</text:span><text:span text:style-name="T6">4</text:span></text:p>
      <text:p text:style-name="P22">Modem va encoder la voix en 0 et 1.</text:p>
      <text:p text:style-name="P22">Modem indispensable.</text:p>
      <text:p text:style-name="P22">2 modem pour démoduler.</text:p>
      <text:p text:style-name="P22"/>
      <text:p text:style-name="P23"># 15</text:p>
      <text:p text:style-name="P23">Fonctionnalités à mettre en place au niveau du modem</text:p>
      <text:list xml:id="list2427308251" text:style-name="L1">
        <text:list-item>
          <text:p text:style-name="P58">Moduler et démoduler</text:p>
        </text:list-item>
        <text:list-item>
          <text:p text:style-name="P58">Ouvrir la connexion</text:p>
        </text:list-item>
        <text:list-item>
          <text:p text:style-name="P58">Encapsuler, mettre en forme les données. Une couche pour adapter IP à ça.</text:p>
        </text:list-item>
        <text:list-item>
          <text:p text:style-name="P58">Configurer la machine de l’utilisateur</text:p>
        </text:list-item>
        <text:list-item>
          <text:p text:style-name="P58">Protocole de modem: PPP</text:p>
        </text:list-item>
      </text:list>
      <text:p text:style-name="P23"/>
      <text:p text:style-name="P23"># 16</text:p>
      <text:p text:style-name="P24">NRO : nœud de raccordement optique</text:p>
      <text:p text:style-name="P24"/>
      <text:p text:style-name="P24"># 18</text:p>
      <text:p text:style-name="P24">France Telecom est obligé d’avoir de la place pour 2 autres fournisseurs.</text:p>
      <text:p text:style-name="P24"/>
      <text:p text:style-name="P9"><text:span text:style-name="T1"># </text:span><text:span text:style-name="T7">19</text:span></text:p>
      <text:p text:style-name="P25">La fibre optique arrive à un nœud (pied du bâtiment en coax)</text:p>
      <text:p text:style-name="P25">Evolution analogique → numérique → fibre optique</text:p>
      <text:p text:style-name="P25"/>
      <text:p text:style-name="P26">Accès WAN</text:p>
      <text:p text:style-name="P26"><text:tab/>Forte garantie de service</text:p>
      <text:p text:style-name="P26"><text:tab/>Configuré par le fournisseur</text:p>
      <text:p text:style-name="P10"><text:span text:style-name="T1"><text:tab/>Migre vers la digitalisation de l’entreprise → </text:span><text:span text:style-name="T8">SD-WAN</text:span></text:p>
      <text:p text:style-name="P26"><text:soft-page-break/>SD-WAN</text:p>
      <text:p text:style-name="P26"><text:tab/>Fait du balancing entre communications 4G/ADSL/WAN en MPLS</text:p>
      <text:p text:style-name="P26"/>
      <text:p text:style-name="P26"># 20</text:p>
      <text:p text:style-name="P27">FSOW</text:p>
      <text:p text:style-name="P11"><text:span text:style-name="T1"><text:tab/>Plus grande portée de </text:span><text:span text:style-name="T9">l</text:span><text:span text:style-name="T1">ifi</text:span></text:p>
      <text:p text:style-name="P27"><text:tab/>Supporte aucun invariant météo</text:p>
      <text:p text:style-name="P27"/>
      <text:p text:style-name="P28"># 21</text:p>
      <text:p text:style-name="P28">Les réseaux d’accès sont très hétérogènes. Ensemble de technos qui permettent à un ensemble d’équipements d’accéder au premier routeur du FAI. Enchaînement de protocoles pour passer des équipements au FAI.</text:p>
      <text:p text:style-name="P29">Cacher tous les protocoles entre l’équipement et FAI → ce que propose PPP.</text:p>
      <text:p text:style-name="P12"><text:span text:style-name="T1">On masque tout le problème d’accès en faisant des </text:span><text:span text:style-name="T8">tunnels</text:span><text:span text:style-name="T1"> →</text:span><text:span text:style-name="T10"> solution classique.</text:span></text:p>
      <text:p text:style-name="P30"/>
      <text:p text:style-name="P30"/>
      <text:p text:style-name="P7">2. Systèmes autonomes</text:p>
      <text:p text:style-name="P30"/>
      <text:p text:style-name="P13"><text:span text:style-name="T10"># </text:span><text:span text:style-name="T1">22</text:span></text:p>
      <text:p text:style-name="P31">Pas d’entité unique donc personne peut gérer internet globalement.</text:p>
      <text:p text:style-name="P32">Notion de systèmes autonomes (AS)</text:p>
      <text:p text:style-name="P32"/>
      <text:p text:style-name="P32">#  23</text:p>
      <text:p text:style-name="P14">AS :<text:span text:style-name="T1"> Ensemble d’entités réseau géré</text:span><text:span text:style-name="T11">e</text:span><text:span text:style-name="T1">s par la même entité (généralement fournisseur de service)</text:span></text:p>
      <text:p text:style-name="P33">Tous les équipements IP sont gérés par la même entité et ‘logiquement’ de la même manière. Volonté commune dans tout ça.</text:p>
      <text:p text:style-name="P33"/>
      <text:p text:style-name="P34"># 24</text:p>
      <text:p text:style-name="P35">Une entité peut avoir plusieurs AS.</text:p>
      <text:p text:style-name="P35"/>
      <text:p text:style-name="P35"># 25</text:p>
      <text:p text:style-name="P35">Différents types d’AS</text:p>
      <text:p text:style-name="P35"/>
      <text:p text:style-name="P51">Stub AS</text:p>
      <text:p text:style-name="P35"><text:tab/>→ Pour sortir vers le reste des autres AS il n’y a qu’un lien pour aller vers <text:tab/>une autre AS</text:p>
      <text:p text:style-name="P35"><text:tab/>→ Différent de stub aéra</text:p>
      <text:p text:style-name="P51">Multihomed AS</text:p>
      <text:p text:style-name="P35"><text:tab/>→ AS qui a accès à plusieurs AS</text:p>
      <text:p text:style-name="P51">Transit AS</text:p>
      <text:p text:style-name="P35"><text:tab/>→ Permet à des flux qui sont pas de l’AS de passer à travers lui pour aller <text:tab/>vers un autre AS</text:p>
      <text:p text:style-name="P15"><text:span text:style-name="T1"><text:tab/>→</text:span><text:span text:style-name="T12"> Forcément multihomed</text:span></text:p>
      <text:p text:style-name="P36"/>
      <text:p text:style-name="P16"><text:span text:style-name="T12"># </text:span><text:span text:style-name="T1">26</text:span></text:p>
      <text:p text:style-name="P16"><text:span text:style-name="T1">AS numérotés sur </text:span><text:span text:style-name="T8">32 bits</text:span></text:p>
      <text:p text:style-name="P52"/>
      <text:p text:style-name="P37"># 27</text:p>
      <text:p text:style-name="P37">FAI supervise tous les équipements et l’AS, gère os, update sur équipements.</text:p>
      <text:p text:style-name="P37">Gère toute la base de données de management.</text:p>
      <text:p text:style-name="P37"><text:soft-page-break/># 28</text:p>
      <text:p text:style-name="P37">Deux AS de transit.</text:p>
      <text:p text:style-name="P37"/>
      <text:p text:style-name="P37"># 29</text:p>
      <text:p text:style-name="P37">Comment peut-on quantifier l’importance / la taille / la grandeur / le poids d’un AS dans internet ?</text:p>
      <text:p text:style-name="P38"><text:tab/>Compliqué selon ce qu’on compte par rapport à l’AS.</text:p>
      <text:p text:style-name="P38"><text:tab/>→<text:span text:style-name="T15"> la QoS</text:span></text:p>
      <text:p text:style-name="P38"><text:tab/>→<text:span text:style-name="T15"> équipements (nb équipements, qualité, technologies)</text:span></text:p>
      <text:p text:style-name="P38"><text:tab/>→<text:span text:style-name="T15"> couverture de l’AS : distance, points d’interco</text:span></text:p>
      <text:p text:style-name="P53"><text:tab/>→<text:span text:style-name="T15"> nombre de clients, d’AS connecté</text:span></text:p>
      <text:p text:style-name="P53"><text:tab/>→<text:span text:style-name="T16"> nombre d’AS qui veulent se connecter à nous</text:span></text:p>
      <text:p text:style-name="P38">Comment interconnecter un AS ?</text:p>
      <text:p text:style-name="P38"/>
      <text:p text:style-name="P56">Interstellar – examen 2018 : <text:span text:style-name="T14">td1.odt</text:span></text:p>
      <text:p text:style-name="P39"/>
      <text:p text:style-name="P40"># 31</text:p>
      <text:p text:style-name="P41">3.2 – Il faut un routeur. Potentiellement plusieurs routeurs.</text:p>
      <text:p text:style-name="P41"/>
      <text:p text:style-name="P42"># 3<text:span text:style-name="T17">5</text:span></text:p>
      <text:p text:style-name="P54">Relation Commerciale</text:p>
      <text:p text:style-name="P43">Paye un service</text:p>
      <text:p text:style-name="P44"/>
      <text:p text:style-name="P45"># 36</text:p>
      <text:p text:style-name="P55">Peering</text:p>
      <text:p text:style-name="P45">Il faut penser à l’intérêt que peut avoir un fournisseur ou un AS à s’interconnecter avec un autre.</text:p>
      <text:p text:style-name="P46">Égal à égal mais si y’en a un qui prend le dessus sur l’autre, le plus gros va dire qu’il faut payer. Risque d’aller moins bien s’il doit payer.</text:p>
      <text:p text:style-name="P46"/>
      <text:p text:style-name="P46">Besoin de qualité de service</text:p>
      <text:p text:style-name="P46">Peering fait un shortcut à l’endroit où on va <text:span text:style-name="T18">(sinon besoin d’aller loin pour redescendre).</text:span></text:p>
      <text:p text:style-name="P46"/>
      <text:p text:style-name="P47">Plus on s’interconnecte avec un AS et plus l’accord est compliqué.</text:p>
      <text:p text:style-name="P48">On est pas censé emprunter un lien de peering pour aller dans d’autres réseaux →<text:span text:style-name="T19"> peering pas du transit.</text:span></text:p>
      <text:p text:style-name="P48"/>
      <text:p text:style-name="P49"># 37</text:p>
      <text:p text:style-name="P50">On peut échanger tout le trafic de AS3 et AS4. </text:p>
      <text:p text:style-name="P48"/>
      <text:p text:style-name="P60"># 38</text:p>
      <text:p text:style-name="P60">AS-2 client de AS-1</text:p>
      <text:p text:style-name="P61">AS-2 donne R2 à AS-1 ; AS-1 donne R1 à AS-2</text:p>
      <text:p text:style-name="P61">AS-1 donne R1 et R2 à AS-5 ; AS-5 donne R5 à AS-1 ; <text:span text:style-name="T20">AS-1 donne R5 à AS-2 ; reçoit R7</text:span></text:p>
      <text:p text:style-name="P62">AS-5 donne R5, R1, R2 à AS-7 ; AS-7 donne R7 à AS-5 ; <text:span text:style-name="T20">reçoit S7</text:span></text:p>
      <text:p text:style-name="P62">AS-4 donne R4 à AS-6 ; AS-6 donne R7 à AS-4</text:p>
      <text:p text:style-name="P62">AS-6 donne R6, R4 à AS-7 ; AS-7 donne R7 à AS-6</text:p>
      <text:p text:style-name="P63">AS-7 récupère R5, R2, R1</text:p>
      <text:p text:style-name="P63"/>
      <text:p text:style-name="P63"/>
      <text:p text:style-name="P63"><text:soft-page-break/>AS-2 : R1, R5, R7, R6, R4, <text:span text:style-name="T21">R6, R3</text:span></text:p>
      <text:p text:style-name="P63">AS-1 : R2, R5, R6, R2, R5</text:p>
      <text:p text:style-name="P63">AS-5 ; R2, R1, R7, R6, R4, <text:span text:style-name="T21">R6</text:span></text:p>
      <text:p text:style-name="P63">AS-7 : R1, R5, R2, R6, R4</text:p>
      <text:p text:style-name="P63">AS-4 : R6, R7, R1, R5, R2</text:p>
      <text:p text:style-name="P63">AS-6 : R7, R1, R5, R2, R4, <text:span text:style-name="T21">R3, R2, R5</text:span></text:p>
      <text:p text:style-name="P63">AS-3 : <text:span text:style-name="T21">R2, R6</text:span></text:p>
      <text:p text:style-name="P63"><text:span text:style-name="T21"/></text:p>
      <text:p text:style-name="P64">Bleu grâce au peering.</text:p>
      <text:p text:style-name="P64">AS5 peut donner les routes R1 et R2 à AS6 parce que AS1 est son client et AS2 est le client de AS1.</text:p>
      <text:p text:style-name="P64"/>
      <text:p text:style-name="P65">AS-6 ne peut pas donner R7 à AS-3 parce que AS-3 va utiliser la relation commerciale de AS-6 gratuitement</text:p>
      <text:p text:style-name="P65"/>
      <text:p text:style-name="P66">AS-6 fait du peering avec AS-3. AS-4 est le client de AS-6 donc c’est AS-6 qui paye AS-4, dans ce cas là AS-6 donne R4 à AS-3 car c’est son client.</text:p>
      <text:p text:style-name="P66"/>
      <text:p text:style-name="P67"># 39</text:p>
      <text:p text:style-name="P68">Protocole de routage au milieu. Besoin d’un routeur chez un FAI, un routeur chez l’autre. </text:p>
      <text:p text:style-name="P69"/>
      <text:p text:style-name="P70"># 40</text:p>
      <text:p text:style-name="P71">Peut sous-traiter dans les points de peering.</text:p>
      <text:p text:style-name="P71"/>
      <text:p text:style-name="P72"># 41</text:p>
      <text:p text:style-name="P72">Peering = IX</text:p>
      <text:p text:style-name="P72"/>
      <text:p text:style-name="P72"># 42</text:p>
      <text:p text:style-name="P73">LyonIX</text:p>
      <text:p text:style-name="P73">Deux endroits colocalisé, nécessite deux fibres optiques.</text:p>
      <text:p text:style-name="P73"/>
      <text:p text:style-name="P73"># 45</text:p>
      <text:p text:style-name="P73">BGP</text:p>
      <text:p text:style-name="P73">Décrire du trafic qui doit passer et contrôler le débit. Configuration statique, on sait à l’avance ce qui va être échangé.</text:p>
      <text:p text:style-name="P73"/>
      <text:p text:style-name="P74"># 4<text:span text:style-name="T22">8</text:span></text:p>
      <text:p text:style-name="P75">AS d’interconnexion d’orange</text:p>
      <text:p text:style-name="P76">Client de rien</text:p>
      <text:p text:style-name="P76">Peering avec tous les grands FAI</text:p>
      <text:p text:style-name="P77">Plus gros client lui-même</text:p>
      <text:p text:style-name="P77"/>
      <text:p text:style-name="P78"># 49</text:p>
      <text:p text:style-name="P78">AS métropolitain et dom tom d’orange</text:p>
      <text:p text:style-name="P78">Client que de lui-même (grand orange d’interconnexion) et n’a qu’un client</text:p>
      <text:p text:style-name="P78"/>
      <text:p text:style-name="P79"># 5<text:span text:style-name="T23">1</text:span></text:p>
      <text:p text:style-name="P81">Free</text:p>
      <text:p text:style-name="P80">Un client et dépend de 3 fournisseurs (2 gros).</text:p>
      <text:p text:style-name="P80"/>
      <text:p text:style-name="P80"/>
      <text:p text:style-name="P81"><text:soft-page-break/># 53</text:p>
      <text:p text:style-name="P81">google</text:p>
      <text:p text:style-name="P81">2ème mondiale en peering, 3 FAI dont 1 et 3. Beaucoup de peering</text:p>
      <text:p text:style-name="P81"/>
      <text:p text:style-name="P99">Les chemins d’internet</text:p>
      <text:p text:style-name="P82"/>
      <text:p text:style-name="P82"># <text:span text:style-name="T24">60</text:span></text:p>
      <text:p text:style-name="P83">Routage inter-fai → gérer son AS</text:p>
      <text:p text:style-name="P83">RIP berman ford</text:p>
      <text:p text:style-name="P83">OSPF dijkstra</text:p>
      <text:p text:style-name="P83"/>
      <text:p text:style-name="P83"># 6<text:span text:style-name="T25">2</text:span></text:p>
      <text:p text:style-name="P84">Critère de base nombre de sauts réseaux : combien de routeurs on travers<text:span text:style-name="T26">e</text:span></text:p>
      <text:p text:style-name="P85">Liens plus ou moins fiables</text:p>
      <text:p text:style-name="P85">Utiliser les liens AS qui coûtent le moins cher possible</text:p>
      <text:p text:style-name="P85"/>
      <text:p text:style-name="P86">Logiquement devrait se reconfigurer, s’adapter à la charge et gérer les pannes mais en réalité non.</text:p>
      <text:p text:style-name="P86"/>
      <text:p text:style-name="P87"># 6<text:span text:style-name="T27">4</text:span></text:p>
      <text:p text:style-name="P88">Une machin d’extrémité a au mieux quelques routes</text:p>
      <text:p text:style-name="P88"/>
      <text:p text:style-name="P88"># 65</text:p>
      <text:p text:style-name="P88">M1 table de routage deux routes</text:p>
      <text:p text:style-name="P88">145.21.45.1</text:p>
      <text:p text:style-name="P88">M2 a deux routeurs de sortie potentielle, choisir routeur de fauche plus près du reste.</text:p>
      <text:p text:style-name="P89">Res # 66</text:p>
      <text:p text:style-name="P89"/>
      <text:p text:style-name="P90"># 67</text:p>
      <text:p text:style-name="P91">Soit on est à l’intérieur d’un AS (IGP), soit on gère les AS (EGP)</text:p>
      <text:p text:style-name="P92">EGP </text:p>
      <text:p text:style-name="P92"><text:tab/>Interaction entre plusieurs AS (généralement 2). Un seul protocole de <text:tab/>routage → BGP-4</text:p>
      <text:p text:style-name="P92"><text:tab/>Une instance de BGP par inter-as</text:p>
      <text:p text:style-name="P92"/>
      <text:p text:style-name="P93"># <text:span text:style-name="T28">87</text:span></text:p>
      <text:p text:style-name="P94">Permet d’identifier les routeurs.</text:p>
      <text:p text:style-name="P95">Tout équipement qui appartient à deux zones appartient à la zone 0.</text:p>
      <text:p text:style-name="P96">Zone 0 = zone d’interconnexion</text:p>
      <text:p text:style-name="P97"/>
      <text:p text:style-name="P97"># 91</text:p>
      <text:p text:style-name="P97">Lien à 1Go coût 0.1</text:p>
      <text:p text:style-name="P97">Lien à 100M coût de 1</text:p>
      <text:p text:style-name="P97"/>
      <text:p text:style-name="P98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6:07.107337434</meta:creation-date>
    <meta:generator>LibreOffice/6.0.7.3$Linux_X86_64 LibreOffice_project/00m0$Build-3</meta:generator>
    <dc:date>2019-10-18T09:41:57.551470402</dc:date>
    <meta:editing-duration>PT4H43M54S</meta:editing-duration>
    <meta:editing-cycles>95</meta:editing-cycles>
    <meta:document-statistic meta:table-count="0" meta:image-count="0" meta:object-count="0" meta:page-count="5" meta:paragraph-count="171" meta:word-count="1194" meta:character-count="6297" meta:non-whitespace-character-count="5246"/>
  </office:meta>
</office:document-meta>
</file>